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line-height="115%" fo:text-align="start" style:justify-single-word="false" style:writing-mode="lr-tb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/>
    </style:style>
    <style:style style:name="P3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4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/>
    </style:style>
    <style:style style:name="P5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  <style:text-properties fo:language="hu" fo:country="HU"/>
    </style:style>
    <style:style style:name="P6" style:family="paragraph" style:parent-style-name="Heading_20_3" style:list-style-name="WWNum1">
      <style:paragraph-properties fo:margin-left="0in" fo:margin-right="0in" fo:text-align="start" style:justify-single-word="false" fo:text-indent="0in" style:auto-text-indent="false" style:writing-mode="lr-tb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style:text-underline-style="solid" style:text-underline-width="auto" style:text-underline-color="font-color"/>
    </style:style>
    <style:style style:name="T3" style:family="text">
      <style:text-properties style:font-name="Liberation Serif" fo:language="hu" fo:country="HU" fo:font-style="italic" style:font-style-asian="italic" style:font-style-complex="italic"/>
    </style:style>
    <style:style style:name="T4" style:family="text">
      <style:text-properties style:font-name="Liberation Serif" fo:language="hu" fo:country="HU" style:text-underline-style="none"/>
    </style:style>
    <style:style style:name="T5" style:family="text">
      <style:text-properties style:font-name="Liberation Serif" fo:language="hu" fo:country="HU" officeooo:rsid="00045f82"/>
    </style:style>
    <style:style style:name="T6" style:family="text">
      <style:text-properties style:font-name="Liberation Serif" fo:language="hu" fo:country="HU" officeooo:rsid="000650f9"/>
    </style:style>
    <style:style style:name="T7" style:family="text">
      <style:text-properties style:use-window-font-color="true" style:font-name="Liberation Serif" fo:font-size="12pt" fo:language="hu" fo:country="HU" officeooo:rsid="00045f82" style:letter-kerning="true" style:font-name-asian="Arial Unicode MS" style:font-size-asian="12pt" style:language-asian="hi" style:country-asian="IN" style:font-name-complex="Liberation Serif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"Nincsenek titkaim" - Privacy az interneten</text:p>
      <text:p text:style-name="P3">3. rész: Adattermelés, nárcizmus, szabályozás</text:p>
      <text:p text:style-name="P2">Legutóbb a privacy globális felelősségét érintettük, illetve hogy mennyire könnyen ignorálunk egy olyan belehallgatást beszélgetéseinkbe, ahol a harmadik fél nincs jelen fizikailag, illetve nincs köztünk közvetlen ismerettség.</text:p>
      <text:p text:style-name="P2">Felületesen belepillantottunk az internetes szolgáltatók üzleti modelljébe, innen folytatjuk most. Ismét fontos kihangsúlyozni, a cél nem a rettegés keltése, hanem a megismerés – esküszünk, az ötödik rész már az egyszerű és hatékony megoldásokról fog szólni, de szükséges a világkép felépítése, hogy értsük, milyen közegben mozgunk és miért fontos tudatosan viselkedni benne.</text:p>
      <text:p text:style-name="P2"/>
      <text:list xml:id="list606555086" text:style-name="WWNum1">
        <text:list-item>
          <text:h text:style-name="P5" text:outline-level="3">A közösségi média adattermelése</text:h>
        </text:list-item>
      </text:list>
      <text:p text:style-name="P1"><text:span text:style-name="T1">Az előző részben bemutattuk, hogy a nagy netes szolgáltatók ingyenessége látszat csak – valójában a saját adatainkkal fizetünk, </text:span><text:span text:style-name="T2">mi vagyunk a termék</text:span><text:span text:style-name="T1">.</text:span></text:p>
      <text:p text:style-name="P1"><text:span text:style-name="T1">Értelemszerű tehát, hogy ezen cégeknek a nagyobb bevétel érdekében minél több és több nyers adatra van szüksége. Például a Facebook esetében minél több tartalommegosztást végzünk, annál hasznosabbak vagyunk számára, hiszen főleg ránk szabott, </text:span><text:span text:style-name="T2">célzott reklámok értékesítéséből él</text:span><text:span text:style-name="T1">. Minél pontosabban tudja, milyen reklámok érnek el bennünket, annál több pénzért adhatja el a megbízóinak hirdetéseit. Például </text:span><text:span text:style-name="T6">ha </text:span><text:span text:style-name="T1">egy hirdető cég 20 és 39 év közti, budapesti, elektronikus zenét szerető, jó anyagi körülmények közt élő, liberális, egyedülálló, nagy médiafogyasztású, egészséges, sport iránt érdeklődő emberekre szeretné targetálni a reklámjait, akkor a Facebook tud ilyen felhasználókból álló csoport listát generálni (és eladni) számára, mert van annyira részletes a felhasználóiból épített profil-adatbázis, hogy ezt könnyen megteheti. Ez után a megbízó cég reklámjai csak a fenti csoport tagjai számára jelennek meg a Facebook felületen, várhatóan nagyobb <text:s/>elérést, kattintást generálva, mintha csak random levélszeméttel szórtak volna meg pár millió embert.</text:span></text:p>
      <text:p text:style-name="P2">Viszont a hatékony és nagy mennyiségű profil felépítése olyan mint egy búzaföld gondozása: a bőséges aratáshoz nagy terület, sok és jól táplált kalász (személyes adat) kell.</text:p>
      <text:p text:style-name="P1"><text:span text:style-name="T1">A szolgáltató célja tehát, hogy rávegyen minket a tartalomgyártásra. Az “ingyenesség” és a végtelen tárhely is ezt az impulzust erősíti, a felhasználó még hamis öntudatosságot is érezhet: “</text:span><text:span text:style-name="T3">Én aztán nem fizetek semmiért, minden ingyen van! Nehogy már lehúzzanak pénzzel.</text:span><text:span text:style-name="T1">”</text:span></text:p>
      <text:p text:style-name="P1"><text:span text:style-name="T1">Hatékony eszköz a tartalomgyártás felpörgetésére a </text:span><text:span text:style-name="T3">nárcizmus</text:span><text:span text:style-name="T1"> gerjesztése is. A közösségi média felületei folyamatosan posztolásra bíztatnak, arcunkba tolják ismerőseink legidillibb képe</text:span><text:span text:style-name="T5">i</text:span><text:span text:style-name="T1">t, ezzel szorongást váltva ki: “</text:span><text:span text:style-name="T3">Az ő életük milyen idilli, nekem is meg kell mutatnom, hogy nem vagyok szerencsétlen, én is tudok napozós képet posztolni a tengerpartról koktéllal és keresztbetett lábbal ((még akkor is, ha a szívem mélyén sokkal inkább lennék valahol máshol, ami kevésbé “idilli”, de jobban érzem magam ott)).</text:span><text:span text:style-name="T1">”</text:span></text:p>
      <text:p text:style-name="P2"><text:soft-page-break/>Abba bele se gondolunk, hogy ismerőseink idillje legtöbbször hazugság, hosszas állítgatás áll a “tökéletes” fényképek elkészítése mögött és mindennapi lelki problémáik, szorongásaik sem jönnek át a szépia szűrővel felturbózott képeiken át.</text:p>
      <text:p text:style-name="P1"><text:span text:style-name="T1">A nárcizmus ilyen fajta gerjesztése sokakat arra sarkallhat, hogy be kelljen mutatniuk életünk minden pillanatát – idealizált formában természetesen. A közösségi médiában mindenki saját bulvármagazinjának főszerkesztőjévé válik. Az önvédelmi reflexek kikapcsolnak, végtelenül kitolódik az “</text:span><text:span text:style-name="T3">ezt azért már nem</text:span><text:span text:style-name="T1">” határa.</text:span></text:p>
      <text:p text:style-name="P1"><text:span text:style-name="T1">Az </text:span><text:span text:style-name="T3">érzelmi inkontinencia</text:span><text:span text:style-name="T1"> is erős tünet, sokan minden lelki gondjukat – annak felbukkanásának pillanatában – kiírják az üzenőfalakra, (részben) elkerülve ezzel a probléma feldolgozását, átnyomva a szorongást az ismerőseikre, akik a huzamosabb terhelés után általában diszkréten az ismerős posztjainak elrejtését választják.</text:span></text:p>
      <text:p text:style-name="P2">A lájkvadászat ugyancsak brutális ösztönző – hamis önbecsülést merítünk a lájkok számából, azt hisszük (rosszul), hogy a lájkok száma posztunk (ezen keresztül saját magunk) értékét becsüli fel, komoly szorongást keltve, ha számuk alacsony és újabb posztolásra csábítva, ha magas – egyfajta mentális drogként hatva agyunk jutalmazó központjában. Jól látható, hogy a közösségi média ösztönös használata számos mentális probléma megjelenéséhez és elfajulásához vezethet.</text:p>
      <text:p text:style-name="P1"><text:span text:style-name="T1">A fent taglalt poszt-viharban szinte észrevétlenül válik áldozattá az </text:span><text:span text:style-name="T3">adatvédelem</text:span><text:span text:style-name="T1">. Ki gondolkozik </text:span><text:span text:style-name="T5">saját</text:span><text:span text:style-name="T1"> gyereke személyiségi jogain, amikor keble épp büszkeségtől dagad, miközben kiposztolja utódai fürdőruhában pancsoló, viháncoló képeit? Mostanában kezd felnőni az a nemzedék, akinek tagjai tinédzserként azzal szembesülnek, hogy a közösségi háló tele van gyerekkori félpucér, vagy születésük pillanatát megörökítő, vérben úszó képeikkel és ők erre – a mostani fejükkel – lehet, hogy semmilyen felhatalmazást nem adnának szívesen. És akkor még nem beszéltünk a sokkal, sokkal kényelmetlenebb aspektusról, amikor idegenek töltik le ezeket a publikusan megosztott képeket...</text:span></text:p>
      <text:p text:style-name="P1"><text:span text:style-name="T1">Újabb kellemetlenségre adhat okot a címkék (tag-ek) alkalmazása, mikor ismerősök a csoportképeken </text:span><text:span text:style-name="T5">meg</text:span><text:span text:style-name="T1">jelölnek, </text:span><text:span text:style-name="T5">beazonosítanak</text:span><text:span text:style-name="T1"> minden rajta szereplő személyt. Ezzel tudtukon kívül a közösségi oldalak arcfelismerő neurális hálózatát tanítják – így egy random képen később már címkézés nélkül is felismeri az illetőt a rendszer.. Nem beszélve azokról az esetekről, amikor mondjuk egy politikai aktivista teljes ismerő</text:span><text:span text:style-name="T5">s-</text:span><text:span text:style-name="T1">hálóját barátai önkéntesen – de tudtukon kívül – </text:span><text:span text:style-name="T5">címkézéssel </text:span><text:span text:style-name="T1">feltérképezik, tálcán nyújtva azt így át a hatóságoknak.</text:span></text:p>
      <text:p text:style-name="P2"/>
      <text:list xml:id="list144252578307100" text:continue-numbering="true" text:style-name="WWNum1">
        <text:list-item>
          <text:h text:style-name="P6" text:outline-level="3">Adatkereskedelem</text:h>
        </text:list-item>
      </text:list>
      <text:p text:style-name="P2">Az adat az új arany és mi “gombokért” adjuk oda, mint anno az amerikai őslakosok a gyarmatosítóknak. Bele se gondolunk, de 1 hétnyi friss, nyers, a közösségi médiából kinyert adat, amely több millió (néha milliárd) személy tevékenységét tartalmazza dollár tíz/százezrekbe kerül a hirdetési/kutatási piacon. Ilyen hatalmas adatmennyiséget hívunk “big data”-nak, amelyen ún. “adatbányászatot” folytatnak hirdető, kereskedelmi cégek, kormányügynökségek. Az adat hatalmas mennyisége és sokszínűsége miatt egészen hihetetlen összefüggéseket, statisztikákat képesek kinyerni belőle.</text:p>
      <text:p text:style-name="P2"/>
      <text:list xml:id="list144251646664665" text:continue-numbering="true" text:style-name="WWNum1">
        <text:list-item>
          <text:h text:style-name="P5" text:outline-level="3"><text:soft-page-break/>Vadnyugat</text:h>
        </text:list-item>
      </text:list>
      <text:p text:style-name="P2">Az ember úgy érezheti, hogy ez az egész szabályozatlan és bizony jól érzi – ezért a “vadnyugat” hasonlat. A kormányok el nem végzett munkáját (szabályozás hiánya) magunknak kell megoldanunk – ez a cikksorozat is ezért indult. Amíg nincs hatékony jogi környezet, ami védi személyes adatainkat, addig ez a személyek számára egyéni feladat marad – ehhez viszont ismeretek és tudatosság kell.</text:p>
      <text:p text:style-name="P1"><text:span text:style-name="T1">A rólunk szóló információk adásvételét nyugodtan hívhatjuk információs “szervkereskedelemnek”. Evidencia, hogy ahogy a szerveid, úgy </text:span><text:span text:style-name="T2">a rólad szóló információk is a te tulajdonod kéne hogy legyenek</text:span><text:span text:style-name="T4">.</text:span></text:p>
      <text:p text:style-name="P1"><text:span text:style-name="T4">A s</text:span><text:span text:style-name="T1">zabályozatlan jogi környezetben vannak azért reménysugarak – a sokak által átkozott EU direktíva, a GDPR jó első lépés erre. Sok vállalkozás számára kényelmetlen, nyűg, mégis jó és hasznos alap, amire lehet építkezni.</text:span></text:p>
      <text:p text:style-name="P2">Ne legyenek illúzióink: egy világcég jellemzően addig megy el, amíg a szabályozás engedi – <text:s/>tekinthetünk rá úgy, mint egy pszichopátiás viselkedéssel bíró személyre, aki az erkölcsöt legfeljebb mint kommunikációs eszközt ismeri. Szükséges a szigorú szabályozás, a cégek maguktól nem fognak tiszteletben tartani semmilyen személyes adatot.</text:p>
      <text:p text:style-name="P1"><text:span text:style-name="T1">Jó – és végtelenül gátlástalan – példa az </text:span><text:span text:style-name="T3">Onavo Project</text:span><text:span text:style-name="T1">, ami egy fedőcégen keresztül – valójában a Facebook által – fejlesztett mobilalkalmazás. Az alkalmazás üzleti modellje: a felhasználó beleegyezésével, havi 20$-ért </text:span><text:span text:style-name="T2">minden tevékenységet rögzít</text:span><text:span text:style-name="T1"> a felhasználó mobilján a legutolsó érintésig bezárólag. A célcsoport a tizenéves korosztály, mivel ők rengeteg tartalmat gyártanak, általában pénzszűkében vannak és legtöbbször nem is értik az adatvédelmi aggályokat – hiszen már ebben a “mindent posztolok“ környezetben nőttek fel. Az alkalmazás által termelt rengeteg adat segít a Facebook-nak a felhasználói szokások elképesztő mélységű megismerésével minél hatékonyabban célozni reklámozási technikáit, illetve addiktívabbá tenni termékeit (Facebook, Instagram, Whatsapp).</text:span></text:p>
      <text:p text:style-name="P1"><text:span text:style-name="T1">A nagy trio – Google, Facebook, Apple – profitorientált cégek é</text:span><text:span text:style-name="T5">s</text:span><text:span text:style-name="T1"> ahogy fent említettük, nincsenek etikai megfontolásaik, miközben már </text:span><text:span text:style-name="T5">gyakorlatilag</text:span><text:span text:style-name="T1"> államszerű működéssel bírnak. Tevékenységük, például a moderálás, annak jellege és mértéke is önkényesen általuk eldöntött formában </text:span><text:span text:style-name="T7">zajlik</text:span><text:span text:style-name="T1">, törvényi keretek, vagy előzetes társadalmi konszenzus nélkül.</text:span></text:p>
      <text:p text:style-name="P2">Felmerült már, hogy közszolgáltatássá kéne tenni a Facebook-ot, így a bevételi kényszer megszűnése miatt nem lenne szükség a tartalomgyártás erőszakos hajszolására.</text:p>
      <text:p text:style-name="P2">Nehéz ügy a fent említett moderálás témája is. Szükség van -e törvényi kereteket vonni a moderálásra, és ha igen, milyet? Nagyon könnyen a szólásszabadság feláldozásának kapujában találhatjuk magunkat, viszont az álhírek, trollok közben elpusztítanak mindent. Nehéz ügy.</text:p>
      <text:p text:style-name="P2">A következő részben a profilépítésről és annak felhasználásáról, valamint a metaadatokról lesz szó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hu" fo:country="HU" style:letter-kerning="true" style:font-name-asian="Arial Unicode MS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loext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loext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loext:contextual-spacing="false" fo:keep-with-next="always"/>
      <style:text-properties style:font-name="Liberation Sans1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9-01T10:56:00</meta:creation-date>
    <dc:date>2019-12-21T14:42:51.401908934</dc:date>
    <meta:editing-duration>PT17M20S</meta:editing-duration>
    <meta:editing-cycles>6</meta:editing-cycles>
    <meta:generator>LibreOffice/6.3.0.4$MacOSX_X86_64 LibreOffice_project/057fc023c990d676a43019934386b85b21a9ee99</meta:generator>
    <meta:document-statistic meta:table-count="0" meta:image-count="0" meta:object-count="0" meta:page-count="3" meta:paragraph-count="28" meta:word-count="1153" meta:character-count="8829" meta:non-whitespace-character-count="7678"/>
  </office:meta>
</office:document-meta>
</file>